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style:line-height-at-least="0.503cm"/>
    </style:style>
    <style:style style:name="P3" style:family="paragraph" style:parent-style-name="Standard">
      <style:paragraph-properties style:line-height-at-least="0.503cm"/>
      <style:text-properties fo:color="#cccccc" loext:opacity="100%" style:font-name="Droid Sans Mono" fo:font-size="10.5pt" fo:font-weight="normal" fo:background-color="#1f1f1f"/>
    </style:style>
    <style:style style:name="P4" style:family="paragraph" style:parent-style-name="Standard">
      <style:paragraph-properties style:line-height-at-least="0.503cm"/>
      <style:text-properties fo:color="#ce9178" loext:opacity="100%" style:font-name="Droid Sans Mono" fo:font-size="10.5pt" fo:font-weight="normal" fo:background-color="#1f1f1f"/>
    </style:style>
    <style:style style:name="P5" style:family="paragraph" style:parent-style-name="Standard">
      <style:paragraph-properties style:line-height-at-least="0.503cm"/>
    </style:style>
    <style:style style:name="T1" style:family="text">
      <style:text-properties fo:color="#569cd6" loext:opacity="100%"/>
    </style:style>
    <style:style style:name="T2" style:family="text">
      <style:text-properties fo:color="#ce917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ACTUALITES</text:span></text:p>
      <text:p text:style-name="Preformatted_20_Text"><text:span text:style-name="Source_20_Text">1.Requête listant toutes les actualités de la table des actualités et leur auteur (login)</text:span></text:p>
      <text:p text:style-name="Preformatted_20_Text"><text:span text:style-name="Source_20_Text">SELECT ACT_titre, ACT_texteActualite, COM_identifiant FROM T_ACTUALITE_ACT JOIN T_ADMIN_ADM USING(ADM_idCompteAdmin) JOIN T_COMPTE_COM ON T_ADMIN_ADM.ADM_idCompteAdmin=T_COMPTE_COM.COM_idCompte;</text:span></text:p>
      <text:p text:style-name="Preformatted_20_Text"/>
      <text:p text:style-name="Preformatted_20_Text"><text:span text:style-name="Source_20_Text">2.Requête donnant les données d'une actualité dont on connaît l'identifiant (n°)</text:span></text:p>
      <text:p text:style-name="Preformatted_20_Text"><text:span text:style-name="Source_20_Text">SELECT * FROM T_ACTUALITE_ACT WHERE ACT_idActualite=1;</text:span></text:p>
      <text:p text:style-name="Preformatted_20_Text"/>
      <text:p text:style-name="Preformatted_20_Text"><text:span text:style-name="Source_20_Text">3.Requête listant les 5 dernières actualités dans l'ordre décroissant</text:span></text:p>
      <text:p text:style-name="Preformatted_20_Text"><text:span text:style-name="Source_20_Text">SELECT * FROM T_ACTUALITE_ACT ORDER BY ACT_idActualite DESC LIMIT 5;</text:span></text:p>
      <text:p text:style-name="Preformatted_20_Text"/>
      <text:p text:style-name="Preformatted_20_Text"><text:span text:style-name="Source_20_Text">4.Requête recherchant et donnant la (ou les) actualité(s) contenant un mot particulier</text:span></text:p>
      <text:p text:style-name="Preformatted_20_Text"><text:span text:style-name="Source_20_Text">SELECT ACT_titre, ACT_texteActualite FROM T_ACTUALITE_ACT WHERE ACT_texteActualite LIKE '%CANDIDATURE%';</text:span></text:p>
      <text:p text:style-name="Preformatted_20_Text"/>
      <text:p text:style-name="Preformatted_20_Text"><text:span text:style-name="Source_20_Text">5.Requête listant toutes les actualités postées à une date particulière + le login de l’auteur</text:span></text:p>
      <text:p text:style-name="Preformatted_20_Text"><text:span text:style-name="Source_20_Text">SELECT ACT_titre, ACT_texteActualite, COM_identifiant FROM T_ACTUALITE_ACT JOIN T_ADMIN_ADM USING(ADM_idCompteAdmin) JOIN T_COMPTE_COM ON T_ADMIN_ADM.ADM_idCompteAdmin=T_COMPTE_COM.COM_idCompte WHERE DATE(ACT_date)='2024-09-27';</text:span></text:p>
      <text:p text:style-name="Preformatted_20_Text"/>
      <text:p text:style-name="Preformatted_20_Text"><text:span text:style-name="Source_20_Text">-------------------------------------------------------------------------------------------------------</text:span></text:p>
      <text:p text:style-name="Preformatted_20_Text"><text:span text:style-name="Source_20_Text">6.Requête d'ajout d'une actualité</text:span></text:p>
      <text:p text:style-name="Preformatted_20_Text"><text:span text:style-name="Source_20_Text">INSERT INTO T_ACTUALITE_ACT VALUES(NULL,"texte",1,'A',CURDATE(),"titre");</text:span></text:p>
      <text:p text:style-name="Preformatted_20_Text"/>
      <text:p text:style-name="Preformatted_20_Text"><text:span text:style-name="Source_20_Text">7.Requête listant toutes les actualités postées par un auteur particulier (connaissant le login de l’administrateur connecté)</text:span></text:p>
      <text:p text:style-name="Preformatted_20_Text"><text:span text:style-name="Source_20_Text">SELECT ACT_titre, ACT_texteActualite, COM_identifiant FROM T_ACTUALITE_ACT JOIN T_ADMIN_ADM USING(ADM_idCompteAdmin) JOIN T_COMPTE_COM ON T_ADMIN_ADM.ADM_idCompteAdmin=T_COMPTE_COM.COM_idCompte WHERE COM_identifiant="l.ven@gmail.com";</text:span></text:p>
      <text:p text:style-name="Preformatted_20_Text"/>
      <text:p text:style-name="Preformatted_20_Text"><text:span text:style-name="Source_20_Text">8.Requête qui compte les actualités ajoutées avant une date précise</text:span></text:p>
      <text:p text:style-name="Preformatted_20_Text"><text:span text:style-name="Source_20_Text">SELECT COUNT(*) AS nb_actualite FROM T_ACTUALITE_ACT WHERE DATE(ACT_date)&lt;'2024-09-28';</text:span></text:p>
      <text:p text:style-name="Preformatted_20_Text"/>
      <text:p text:style-name="Preformatted_20_Text"><text:span text:style-name="Source_20_Text">9.Requête de modification d'une actualité</text:span></text:p>
      <text:p text:style-name="Preformatted_20_Text"><text:span text:style-name="Source_20_Text">UPDATE T_ACTUALITE_ACT SET ACT_texteActualite="test" WHERE ACT_idActualite=14;</text:span></text:p>
      <text:p text:style-name="Preformatted_20_Text"/>
      <text:p text:style-name="Preformatted_20_Text"><text:span text:style-name="Source_20_Text">10.Requête de suppression d'une actualité à partir de son ID (n°)</text:span></text:p>
      <text:p text:style-name="P1"><text:span text:style-name="Source_20_Text">DELETE FROM T_ACTUALITE_ACT WHERE ACT_idActualite=14;</text:span></text:p>
      <text:p text:style-name="Preformatted_20_Text"><text:span text:style-name="Source_20_Text">CONCOURS</text:span></text:p>
      <text:p text:style-name="Preformatted_20_Text"><text:span text:style-name="Source_20_Text">1.Requête listant tous les concours de la plateforme (passés, en cours, à venir)</text:span></text:p>
      <text:p text:style-name="Preformatted_20_Text"><text:span text:style-name="Source_20_Text">SELECT CON_nomConcours, phase_actuelle(CON_idConcours) FROM T_CONCOURS_CON;</text:span></text:p>
      <text:p text:style-name="Preformatted_20_Text"/>
      <text:p text:style-name="Preformatted_20_Text"><text:span text:style-name="Source_20_Text">2.Requête (+code SQL) listant tous les concours de la plateforme (passés, en cours, à venir) avec leurs principales caractéristiques (organisateur responsable, date de début, dates intermédiaires, catégories, nom, prénom et discipline des juges)</text:span></text:p>
      <text:p text:style-name="Preformatted_20_Text"><text:span text:style-name="Source_20_Text">SELECT CON_nomConcours,</text:span></text:p>
      <text:p text:style-name="Preformatted_20_Text"><text:span text:style-name="Source_20_Text">organisateur(CON_idConcours) AS organisateur, </text:span></text:p>
      <text:p text:style-name="Preformatted_20_Text"><text:span text:style-name="Source_20_Text">phase_actuelle(CON_idConcours) AS phase_actuelle,</text:span></text:p>
      <text:p text:style-name="Preformatted_20_Text"><text:span text:style-name="Source_20_Text">CON_dateDebut, CON_image, CON_description,</text:span></text:p>
      <text:p text:style-name="Preformatted_20_Text"><text:span text:style-name="Source_20_Text">donner_dates(CON_idConcours) AS dates,</text:span></text:p>
      <text:p text:style-name="Preformatted_20_Text"><text:span text:style-name="Source_20_Text">donner_categories(CON_idConcours) AS categorie,</text:span></text:p>
      <text:p text:style-name="Preformatted_20_Text"><text:span text:style-name="Source_20_Text">donner_jury(CON_idConcours) AS juges</text:span></text:p>
      <text:p text:style-name="Preformatted_20_Text"><text:span text:style-name="Source_20_Text">FROM T_CONCOURS_CON </text:span></text:p>
      <text:p text:style-name="Preformatted_20_Text"><text:soft-page-break/><text:span text:style-name="Source_20_Text">GROUP BY CON_idConcours</text:span></text:p>
      <text:p text:style-name="Preformatted_20_Text"><text:span text:style-name="Source_20_Text">ORDER BY phase_actuelle;</text:span></text:p>
      <text:p text:style-name="Preformatted_20_Text"/>
      <text:p text:style-name="Preformatted_20_Text"><text:span text:style-name="Source_20_Text">3.Requête listant les concours qui ont débuté et leur phase actuelle (ex : finale)</text:span></text:p>
      <text:p text:style-name="Preformatted_20_Text"><text:span text:style-name="Source_20_Text">SELECT CON_nomConcours, phase_actuelle(CON_idConcours) FROM T_CONCOURS_CON WHERE CON_dateDebut&lt;=CURDATE();</text:span></text:p>
      <text:p text:style-name="Preformatted_20_Text"/>
      <text:p text:style-name="Preformatted_20_Text"><text:span text:style-name="Source_20_Text">4.Requête listant les concours à venir avec leur date de début</text:span></text:p>
      <text:p text:style-name="Preformatted_20_Text"><text:span text:style-name="Source_20_Text">SELECT CON_nomConcours, CON_dateDebut FROM T_CONCOURS_CON WHERE CON_dateDebut&gt;CURDATE();</text:span></text:p>
      <text:p text:style-name="Preformatted_20_Text"/>
      <text:p text:style-name="Preformatted_20_Text"><text:span text:style-name="Source_20_Text">5.Requête donnant toutes les caractéristiques d’un concours particulier (ID connu)</text:span></text:p>
      <text:p text:style-name="Preformatted_20_Text"><text:span text:style-name="Source_20_Text">SELECT * FROM T_CONCOURS_CON WHERE CON_idConcours=1;</text:span></text:p>
      <text:p text:style-name="Preformatted_20_Text"/>
      <text:p text:style-name="Preformatted_20_Text"><text:span text:style-name="Source_20_Text">6.Requête donnant les informations des membres du jury d’un concours particulier (ID connu)</text:span></text:p>
      <text:p text:style-name="Preformatted_20_Text"><text:span text:style-name="Source_20_Text">SELECT COM_nom, COM_prenom, COM_identifiant, JUR_disciplineExperte, JUR_url, JUR_biographie, JUR_image FROM T_CONCOURS_CON JOIN T_JUGE_JUG USING(CON_idConcours) JOIN <text:s/>T_JURY_JUR USING(JUR_idCompteJury) JOIN T_COMPTE_COM ON T_JURY_JUR.JUR_idCompteJury=T_COMPTE_COM.COM_idCompte WHERE CON_idConcours=1;</text:span></text:p>
      <text:p text:style-name="Preformatted_20_Text"/>
      <text:p text:style-name="Preformatted_20_Text"><text:span text:style-name="Source_20_Text">7.Requête listant tous les membres de jury, classés par discipline, pour tous les concours de la plateforme</text:span></text:p>
      <text:p text:style-name="Preformatted_20_Text"><text:span text:style-name="Source_20_Text">SELECT COM_nom,COM_prenom,CON_nomConcours FROM T_CONCOURS_CON JOIN T_JUGE_JUG USING(CON_idConcours) JOIN <text:s/>T_JURY_JUR USING(JUR_idCompteJury) JOIN T_COMPTE_COM ON T_JURY_JUR.JUR_idCompteJury=T_COMPTE_COM.COM_idCompte GROUP BY JUR_idCompteJury;</text:span></text:p>
      <text:p text:style-name="Preformatted_20_Text"/>
      <text:p text:style-name="Preformatted_20_Text"><text:span text:style-name="Source_20_Text">8.Requête donnant la liste des catégories d’un concours particulier (ID connu)</text:span></text:p>
      <text:p text:style-name="Preformatted_20_Text"><text:span text:style-name="Source_20_Text">SELECT CON_nomConcours, GROUP_CONCAT(CAT_nomCategorie SEPARATOR " - ") FROM T_CONCOURS_CON JOIN T_PARTITIONNEE_PAR USING(CON_idConcours) JOIN T_CATEGORIE_CAT USING (CAT_idCategorie) GROUP BY CON_idConcours;</text:span></text:p>
      <text:p text:style-name="Preformatted_20_Text"/>
      <text:p text:style-name="Preformatted_20_Text"><text:span text:style-name="Source_20_Text">9.Requête listant de tous les administrateurs de la plateforme et les concours dont il est (/a été) responsable, s’il y en a</text:span></text:p>
      <text:p text:style-name="Preformatted_20_Text"><text:span text:style-name="Source_20_Text">SELECT COM_nom,COM_prenom,CON_nomConcours FROM T_COMPTE_COM JOIN T_ADMIN_ADM ON T_COMPTE_COM.COM_idCompte=T_ADMIN_ADM.ADM_idCompteAdmin LEFT JOIN T_CONCOURS_CON USING(ADM_idCompteAdmin); </text:span></text:p>
      <text:p text:style-name="Preformatted_20_Text"/>
      <text:p text:style-name="Preformatted_20_Text"><text:span text:style-name="Source_20_Text">---------------------------------------------------------------------------------------------------------</text:span></text:p>
      <text:p text:style-name="Preformatted_20_Text"><text:span text:style-name="Source_20_Text">10.Requête(s) listant tous les candidats pré-sélectionnés pour un concours particulier (ID connu) avec leurs principales données (nom, prénom, catégorie, date d’inscription, nombre de documents ressources téléversés)</text:span></text:p>
      <text:p text:style-name="Preformatted_20_Text"><text:span text:style-name="Source_20_Text">SELECT CAN_prenomCandidat,CAN_nomCandidat,CAT_nomCategorie,COUNT(DOC_idDocument) FROM T_CANDIDATURE_CAN JOIN T_CATEGORIE_CAT USING(CAT_idCategorie) JOIN T_DOCUMENT_DOC USING(CAN_idCandidature) WHERE CAN_statut='P' AND CON_idConcours=1 GROUP BY CAN_idCandidature;</text:span></text:p>
      <text:p text:style-name="Preformatted_20_Text"/>
      <text:p text:style-name="Preformatted_20_Text"><text:span text:style-name="Source_20_Text">11.Requête(s) listant tous les candidats pré-sélectionnés classés par catégorie pour un concours particulier (ID connu)</text:span></text:p>
      <text:p text:style-name="Preformatted_20_Text"><text:span text:style-name="Source_20_Text">SELECT GROUP_CONCAT(CAN_nomCandidat," ",CAN_prenomCandidat SEPARATOR " - ") AS CandidatPreselection,CAT_nomCategorie FROM T_CANDIDATURE_CAN JOIN T_CONCOURS_CON USING(CON_idConcours) JOIN T_CATEGORIE_CAT USING(CAT_idCategorie) WHERE CAN_statut='P' AND CON_idConcours=1 GROUP BY CAT_idCategorie; </text:span></text:p>
      <text:p text:style-name="Preformatted_20_Text"/>
      <text:p text:style-name="Preformatted_20_Text"><text:span text:style-name="Source_20_Text">12.Requête donnant tous les noms des documents ressources d’un candidat (ID connu) pour un concours particulier (ID connu)</text:span></text:p>
      <text:p text:style-name="Preformatted_20_Text"><text:span text:style-name="Source_20_Text">SELECT GROUP_CONCAT(DOC_nomDocument SEPARATOR " "), CAN_nomCandidat,CAN_prenomCandidat AS NomDocument FROM T_DOCUMENT_DOC RIGHT JOIN T_CANDIDATURE_CAN USING(CAN_idCandidature) WHERE CAN_idCandidature=1 AND CON_idConcours=1;</text:span></text:p>
      <text:p text:style-name="Preformatted_20_Text"><text:soft-page-break/></text:p>
      <text:p text:style-name="Preformatted_20_Text"><text:span text:style-name="Source_20_Text">13.Requête donnant le palmarès d’un concours particulier (ID connu) pour lequel la phase finale est terminée</text:span></text:p>
      <text:p text:style-name="Preformatted_20_Text"><text:span text:style-name="Source_20_Text">SELECT DISTINCT CAN_nomCandidat,CAN_prenomCandidat, note(CAN_idCandidature) , CON_nomConcours, CAT_nomCategorie, phase_actuelle(CON_idConcours) AS phase FROM T_CONCOURS_CON JOIN T_CANDIDATURE_CAN USING(CON_idConcours) JOIN T_CATEGORIE_CAT USING(CAT_idCategorie) JOIN T_EVALUE_EVA USING (CAN_idCandidature) WHERE phase_actuelle(CON_idConcours)="terminé" <text:s/>AND CON_idConcours=1 AND Cat_idCategorie=1 <text:s/>ORDER BY note(CAN_idCandidature) DESC LIMIT 3;</text:span></text:p>
      <text:p text:style-name="Preformatted_20_Text"/>
      <text:p text:style-name="Preformatted_20_Text"><text:span text:style-name="Source_20_Text">14.Requête donnant les palmarès ( nom / prénom / rang des 3 vainqueurs) des ⇒ concours terminés (sans tenir compte des notes des juges au profil désactivé)</text:span></text:p>
      <text:p text:style-name="Preformatted_20_Text"><text:span text:style-name="Source_20_Text">SELECT DISTINCT CAN_nomCandidat, CAN_prenomCandidat,rang(note(CAN_idCandidature),1,1) FROM T_CANDIDATURE_CAN </text:span></text:p>
      <text:p text:style-name="Preformatted_20_Text"><text:span text:style-name="Source_20_Text">JOIN T_CONCOURS_CON USING(CON_idConcours) </text:span></text:p>
      <text:p text:style-name="Preformatted_20_Text"><text:span text:style-name="Source_20_Text">JOIN T_EVALUE_EVA USING(CAN_idCandidature)</text:span></text:p>
      <text:p text:style-name="Preformatted_20_Text"><text:span text:style-name="Source_20_Text">JOIN T_JURY_JUR USING(JUR_idCompteJury)</text:span></text:p>
      <text:p text:style-name="Preformatted_20_Text"><text:span text:style-name="Source_20_Text">JOIN T_COMPTE_COM ON T_JURY_JUR.JUR_idCompteJury=T_COMPTE_COM.COM_idCompte</text:span></text:p>
      <text:p text:style-name="Preformatted_20_Text"><text:span text:style-name="Source_20_Text">WHERE CON_idConcours=1 AND CAT_idCategorie=1 AND phase_actuelle(1)="terminés" AND COM_etat='A'</text:span></text:p>
      <text:p text:style-name="P1"><text:span text:style-name="Source_20_Text">ORDER BY rang(note(CAN_idCandidature),1,1) DESC LIMIT 3;</text:span></text:p>
      <text:p text:style-name="Preformatted_20_Text"><text:span text:style-name="Source_20_Text">INSCRIPTIONS/CANDIDATURE</text:span></text:p>
      <text:p text:style-name="Preformatted_20_Text"><text:span text:style-name="Source_20_Text">1. Requête vérifiant l’existence du couple de codes (identification / inscription)</text:span></text:p>
      <text:p text:style-name="Preformatted_20_Text"><text:span text:style-name="Source_20_Text">SELECT * FROM T_CANDIDATURE_CAN WHERE CAN_codeInscription="%jIeSrO5M9LszGgmaWHr" AND CAN_codeCandidat="G+W_#1x^";</text:span></text:p>
      <text:p text:style-name="Preformatted_20_Text"/>
      <text:p text:style-name="Preformatted_20_Text"><text:span text:style-name="Source_20_Text">2. Requête d’affichage, si autorisé, de toutes les informations associées à une inscription connaissant le couple de code d’identification / code d’inscription</text:span></text:p>
      <text:p text:style-name="Preformatted_20_Text"><text:span text:style-name="Source_20_Text">SELECT * FROM T_CANDIDATURE_CAN WHERE CAN_codeInscription="%jIeSrO5M9LszGgmaWHr" AND CAN_codeCandidat="G+W_#1x^" AND CAN_etat='A';</text:span></text:p>
      <text:p text:style-name="Preformatted_20_Text"/>
      <text:p text:style-name="Preformatted_20_Text"><text:span text:style-name="Source_20_Text">---------------------------------------------------------------------------------------------------------</text:span></text:p>
      <text:p text:style-name="Preformatted_20_Text"><text:span text:style-name="Source_20_Text">3. Requête(s) d’insertion de toutes les données d’un candidat et de sa candidature, y compris ses documents ressources et sa catégorie</text:span></text:p>
      <text:p text:style-name="Preformatted_20_Text"><text:span text:style-name="Source_20_Text">INSERT INTO T_CANDIDATURE_CAN VALUES (NULL,"%jIeSrO5M9LszGgmaWHo","G+W_#1x^","nom","prenom",'A',1,1,'C');</text:span></text:p>
      <text:p text:style-name="Preformatted_20_Text"><text:span text:style-name="Source_20_Text">INSERT INTO T_DOCUMENT_DOC VALUES (NULL,"nom",41);</text:span></text:p>
      <text:p text:style-name="Preformatted_20_Text"/>
      <text:p text:style-name="Preformatted_20_Text"><text:span text:style-name="Source_20_Text">4. Requête(s) de suppression d’une candidature connaissant le couple de code d’identification / code d’inscription</text:span></text:p>
      <text:p text:style-name="Preformatted_20_Text"><text:span text:style-name="Source_20_Text">DELETE FROM T_DOCUMENT_DOC WHERE CAN_idCandidature IN (SELECT CAN_idCandidature FROM T_CANDIDATURE_CAN WHERE CAN_codeInscription="%jIeSrO5M9LszGgmaWHo" AND CAN_codeCandidat="G+W_#1x^");</text:span></text:p>
      <text:p text:style-name="P1"><text:span text:style-name="Source_20_Text">DELETE FROM T_CANDIDATURE_CAN WHERE CAN_codeInscription="%jIeSrO5M9LszGgmaWHo" AND CAN_codeCandidat="G+W_#1x^";</text:span></text:p>
      <text:p text:style-name="Preformatted_20_Text"><text:span text:style-name="Source_20_Text">PROFIL (ADMINISTRATEUR/JURY)</text:span></text:p>
      <text:p text:style-name="Preformatted_20_Text"><text:span text:style-name="Source_20_Text">1. Requête listant toutes les données de tous les profils classés par statut</text:span></text:p>
      <text:p text:style-name="Preformatted_20_Text"/>
      <text:p text:style-name="Preformatted_20_Text"/>
      <text:p text:style-name="Preformatted_20_Text"><text:span text:style-name="Source_20_Text">2. Requête de vérification des données de connexion (login et mot de passe)</text:span></text:p>
      <text:p text:style-name="Preformatted_20_Text"><text:span text:style-name="Source_20_Text">SELECT * FROM T_COMPTE_COM WHERE COM_identifiant="organisateur@univ-brest.fr" AND COM_motdepasse=SHA2(CONCAT("org24\*PMYLO","Ceci est mon sel"),256);</text:span></text:p>
      <text:p text:style-name="Preformatted_20_Text"/>
      <text:p text:style-name="Preformatted_20_Text"><text:span text:style-name="Source_20_Text">3. Requête récupérant les données d'un profil particulier (utilisateur connecté)</text:span></text:p>
      <text:p text:style-name="Preformatted_20_Text"><text:span text:style-name="Source_20_Text">SELECT * FROM T_COMPTE_COM WHERE COM_idCompte=2;</text:span></text:p>
      <text:p text:style-name="Preformatted_20_Text"/>
      <text:p text:style-name="Preformatted_20_Text"><text:span text:style-name="Source_20_Text">4. Requête de mise à jour du mot de passe d'un profil</text:span></text:p>
      <text:p text:style-name="Preformatted_20_Text"><text:span text:style-name="Source_20_Text">UPDATE T_COMPTE_COM SET COM_motdepasse=SHA2(CONCAT("ven73","Ceci est mon sel"),256) WHERE COM_idCompte=2;</text:span></text:p>
      <text:p text:style-name="Preformatted_20_Text"><text:soft-page-break/></text:p>
      <text:p text:style-name="Preformatted_20_Text"><text:span text:style-name="Source_20_Text">5. Requête d'ajout des données d'un profil administrateur (/ membre du jury)</text:span></text:p>
      <text:p text:style-name="Preformatted_20_Text"><text:span text:style-name="Source_20_Text">-INSERT INTO T_COMPTE_COM VALUES(NULL,"id","mdp",'A',"nom","prenom");</text:span></text:p>
      <text:p text:style-name="Preformatted_20_Text"><text:span text:style-name="Source_20_Text"><text:s/>INSERT INTO T_ADMIN_ADM VALUES(dernier_compte());</text:span></text:p>
      <text:p text:style-name="Preformatted_20_Text"><text:span text:style-name="Source_20_Text">-INSERT INTO T_COMPTE_COM VALUES(NULL,"id","mdp",'A',"nom","prenom");</text:span></text:p>
      <text:p text:style-name="Preformatted_20_Text"><text:span text:style-name="Source_20_Text"><text:s/>INSERT INTO T_JURY_JUR VALUES( dernier_compte(), "discipline", "url", "bio", </text:span></text:p>
      <text:p text:style-name="Preformatted_20_Text"><text:span text:style-name="Source_20_Text">"image");</text:span></text:p>
      <text:p text:style-name="Preformatted_20_Text"/>
      <text:p text:style-name="Preformatted_20_Text"><text:span text:style-name="Source_20_Text">---------------------------------------------------------------------------------------------------------</text:span></text:p>
      <text:p text:style-name="Preformatted_20_Text"><text:span text:style-name="Source_20_Text">6. Requête de désactivation d'un profil</text:span></text:p>
      <text:p text:style-name="Preformatted_20_Text"><text:span text:style-name="Source_20_Text">UPDATE T_COMPTE_COM SET COM_etat='D' WHERE COM_idCompte=18;</text:span></text:p>
      <text:p text:style-name="Preformatted_20_Text"/>
      <text:p text:style-name="Preformatted_20_Text"><text:span text:style-name="Source_20_Text">7. Requête(s) de suppression d’un profil administrateur / membre de jury et des</text:span></text:p>
      <text:p text:style-name="Preformatted_20_Text"><text:span text:style-name="Source_20_Text">données associées à ce profil (sans supprimer les données d’un concours</text:span></text:p>
      <text:p text:style-name="Preformatted_20_Text"><text:span text:style-name="Source_20_Text">démarré !)</text:span></text:p>
      <text:p text:style-name="Preformatted_20_Text"><text:span text:style-name="Source_20_Text">-DELETE FROM T_MESSAGE_MES WHERE JUR_idCompteJury=19;</text:span></text:p>
      <text:p text:style-name="Preformatted_20_Text"><text:span text:style-name="Source_20_Text"><text:s/>DELETE FROM T_JUGE_JUG WHERE JUR_idCompteJury=19;</text:span></text:p>
      <text:p text:style-name="Preformatted_20_Text"><text:span text:style-name="Source_20_Text"><text:s/>DELETE FROM T_EVALUE_EVA WHERE JUR_idCompteJury=19;</text:span></text:p>
      <text:p text:style-name="Preformatted_20_Text"><text:span text:style-name="Source_20_Text"><text:s/>DELETE FROM T_JURY_JUR WHERE JUR_idCompteJury=19;</text:span></text:p>
      <text:p text:style-name="Preformatted_20_Text"><text:span text:style-name="Source_20_Text"><text:s/>DELETE FROM T_COMPTE_COM WHERE COM_idCompte=19;</text:span></text:p>
      <text:p text:style-name="Preformatted_20_Text"><text:span text:style-name="Source_20_Text">-DELETE FROM T_ACTUALITE_ACT WHERE ADM_idCompteAdmin=18;</text:span></text:p>
      <text:p text:style-name="Preformatted_20_Text"><text:span text:style-name="Source_20_Text"><text:s/>DELETE FROM T_ADMIN_ADM WHERE ADM_idCompteAdmin=18;</text:span></text:p>
      <text:p text:style-name="P1"><text:span text:style-name="Source_20_Text"><text:s/>DELETE FROM T_COMPTE_COM WHERE COM_idCompte=18;</text:span></text:p>
      <text:p text:style-name="Preformatted_20_Text"><text:span text:style-name="Source_20_Text">CONCOURS/CA</text:span></text:p>
      <text:p text:style-name="Preformatted_20_Text"/>
      <text:p text:style-name="Preformatted_20_Text"><text:span text:style-name="Source_20_Text">PRE-SELECTION CANDIDATS ET SELECTION FINALISTES</text:span></text:p>
      <text:p text:style-name="Preformatted_20_Text"><text:span text:style-name="Source_20_Text">1. Requête donnant la liste des concours démarrés qui n’ont pas encore enregistré d’inscription </text:span></text:p>
      <text:p text:style-name="Preformatted_20_Text"><text:span text:style-name="Source_20_Text">SELECT DISTINCT CON_nomConcours, COUNT(CAN_idCandidature) FROM T_CONCOURS_CON JOIN T_CANDIDATURE_CAN USING(CON_idConcours) WHERE CON_dateDebut&lt;CURDATE() GROUP BY CON_idConcours HAVING COUNT(CAN_idCandidature)=0;</text:span></text:p>
      <text:p text:style-name="Preformatted_20_Text"/>
      <text:p text:style-name="Preformatted_20_Text"><text:span text:style-name="Source_20_Text">2. Requête listant toutes les candidatures classées par concours </text:span></text:p>
      <text:p text:style-name="Preformatted_20_Text"><text:span text:style-name="Source_20_Text">SELECT DISTINCT CON_nomConcours, CAN_nomCandidat,CAN_prenomCandidat FROM T_CONCOURS_CON JOIN T_CANDIDATURE_CAN USING(CON_idConcours) ORDER BY CON_idConcours;</text:span></text:p>
      <text:p text:style-name="Preformatted_20_Text"/>
      <text:p text:style-name="Preformatted_20_Text"><text:span text:style-name="Source_20_Text">3. Requête listant toutes les candidatures pour un concours particulier </text:span></text:p>
      <text:p text:style-name="Preformatted_20_Text"><text:span text:style-name="Source_20_Text">SELECT DISTINCT CON_nomConcours, CAN_nomCandidat,CAN_prenomCandidat FROM T_CONCOURS_CON JOIN T_CANDIDATURE_CAN USING(CON_idConcours) WHERE CON_idConcours=1;</text:span></text:p>
      <text:p text:style-name="Preformatted_20_Text"/>
      <text:p text:style-name="Preformatted_20_Text"><text:span text:style-name="Source_20_Text">4. Requête listant toutes les candidatures par catégorie pour un concours particulier </text:span></text:p>
      <text:p text:style-name="Preformatted_20_Text"><text:span text:style-name="Source_20_Text">SELECT DISTINCT CON_nomConcours,CAT_nomCategorie, CAN_nomCandidat,CAN_prenomCandidat FROM T_CONCOURS_CON JOIN T_CANDIDATURE_CAN USING(CON_idConcours) JOIN T_CATEGORIE_CAT USING(CAT_idCategorie) WHERE CON_idConcours=1 ORDER BY CAT_idCategorie;</text:span></text:p>
      <text:p text:style-name="Preformatted_20_Text"/>
      <text:p text:style-name="Preformatted_20_Text"><text:span text:style-name="Source_20_Text">5. Requête listant les candidatures d’un concours particulier selon leur état </text:span></text:p>
      <text:p text:style-name="Preformatted_20_Text"><text:span text:style-name="Source_20_Text">SELECT CAN_nomCandidat,CAN_prenomCandidat,CAN_etat FROM T_CANDIDATURE_CAN WHERE CON_idConcours=1 ORDER BY CAN_etat;</text:span></text:p>
      <text:p text:style-name="Preformatted_20_Text"/>
      <text:p text:style-name="Preformatted_20_Text"><text:span text:style-name="Source_20_Text">6. Requête donnant la liste des candidatures faites non pré-sélectionnées pour un concours particulier en phase de pré-sélection </text:span></text:p>
      <text:p text:style-name="Preformatted_20_Text"><text:span text:style-name="Source_20_Text">SELECT DISTINCT CON_nomConcours,CAT_nomCategorie, CAN_nomCandidat,CAN_prenomCandidat FROM T_CONCOURS_CON JOIN T_CANDIDATURE_CAN USING(CON_idConcours) JOIN T_CATEGORIE_CAT USING(CAT_idCategorie) WHERE CON_idConcours=1 AND phase_actuelle(CON_idConcours)="présélection" AND CAN_statut='C' ORDER BY CAT_idCategorie;</text:span></text:p>
      <text:p text:style-name="Preformatted_20_Text"/>
      <text:p text:style-name="Preformatted_20_Text"><text:soft-page-break/><text:span text:style-name="Source_20_Text">7. Requête (ou code SQL) modifiant l’état d’une candidature (ID connu) </text:span></text:p>
      <text:p text:style-name="Preformatted_20_Text"><text:span text:style-name="Source_20_Text">UPDATE T_CANDIDATURE_CAN SET CAN_etat='D' WHERE CAN_idCandidature=5;</text:span></text:p>
      <text:p text:style-name="Preformatted_20_Text"/>
      <text:p text:style-name="Preformatted_20_Text"><text:span text:style-name="Source_20_Text">8. Requête donnant toutes les informations d’un candidat à partir de son ID (/ou de son code d’inscription au concours)</text:span></text:p>
      <text:p text:style-name="Preformatted_20_Text"><text:span text:style-name="Source_20_Text">-SELECT * FROM T_CANDIDATURE_CAN WHERE CAN_idCandidature=5;</text:span></text:p>
      <text:p text:style-name="Preformatted_20_Text"><text:span text:style-name="Source_20_Text">-SELECT * FROM T_CANDIDATURE_CAN WHERE CAN_codeInscription="LlKBa=H@uEneuy#Za6oa";</text:span></text:p>
      <text:p text:style-name="Preformatted_20_Text"/>
      <text:p text:style-name="Preformatted_20_Text"><text:span text:style-name="Source_20_Text">-------------------------------------------------------------------------------------------------------</text:span></text:p>
      <text:p text:style-name="Preformatted_20_Text"><text:span text:style-name="Source_20_Text">9. Requête listant toutes les candidatures pré-sélectionnées classées par concours que le membre du jury connecté doit évaluer </text:span></text:p>
      <text:p text:style-name="Preformatted_20_Text"><text:span text:style-name="Source_20_Text">SELECT CAN_nomCandidat,CAN_prenomCandidat FROM T_CANDIDATURE_CAN JOIN T_JUGE_JUG USING(CON_idConcours) JOIN T_JURY_JUR USING(JUR_idCompteJury) WHERE CAN_statut='P' AND JUR_idCompteJury=4;</text:span></text:p>
      <text:p text:style-name="Preformatted_20_Text"/>
      <text:p text:style-name="Preformatted_20_Text"><text:span text:style-name="Source_20_Text">10. Requête pour vérifier si le juge connecté a déjà mis ses 4 points (/ 3 ou 2 points) </text:span></text:p>
      <text:p text:style-name="Preformatted_20_Text"><text:span text:style-name="Source_20_Text">SELECT EVA_note FROM T_EVALUE_EVA WHERE JUR_idCompteJury=4;</text:span></text:p>
      <text:p text:style-name="Preformatted_20_Text"/>
      <text:p text:style-name="Preformatted_20_Text"><text:span text:style-name="Source_20_Text">11. Requête permettant au juge connecté d’attribuer une note à une candidature </text:span></text:p>
      <text:p text:style-name="Preformatted_20_Text"><text:span text:style-name="Source_20_Text">INSERT INTO T_EVALUE_EVA VALUES(4,4,1);</text:span></text:p>
      <text:p text:style-name="Preformatted_20_Text"/>
      <text:p text:style-name="Preformatted_20_Text"><text:span text:style-name="Source_20_Text">12. Requête permettant au juge connecté de modifier sa note pour une candidature </text:span></text:p>
      <text:p text:style-name="Preformatted_20_Text"><text:span text:style-name="Source_20_Text">UPDATE T_EVALUE_EVA SET EVA_note=1 WHERE JUR_idCompteJury=4 AND CAN_idCandidature=4;</text:span></text:p>
      <text:p text:style-name="Preformatted_20_Text"/>
      <text:p text:style-name="Preformatted_20_Text"><text:span text:style-name="Source_20_Text">13. Requête listant tous les candidats finalistes d’un concours (connaissant l’identifiant du membre de jury connecté) et leur(s) points, s’ils en ont, en les classant dans l’ordre décroissant de leurs points (et en ne tenant compte que des notes des juges dont le profil est activé)</text:span></text:p>
      <text:p text:style-name="Preformatted_20_Text"><text:span text:style-name="Source_20_Text">SELECT CAN_nomCandidat,CAN_prenomCandidat,note(CAN_idCandidature) FROM T_CANDIDATURE_CAN WHERE CON_idConcours=1 AND CAT_idCategorie=1 ORDER BY note(CAN_idCandidature) DESC LIMIT 3 ;TEGORIES/MEMBRES_JURY/DISCIPLINE</text:span></text:p>
      <text:p text:style-name="Preformatted_20_Text"><text:span text:style-name="Source_20_Text">1. Requête listant tous les concours ordonnés par leur date de début </text:span></text:p>
      <text:p text:style-name="Preformatted_20_Text"><text:span text:style-name="Source_20_Text">SELECT * FROM T_CONCOURS_CON ORDER BY CON_dateDebut;</text:span></text:p>
      <text:p text:style-name="Preformatted_20_Text"/>
      <text:p text:style-name="Preformatted_20_Text"><text:span text:style-name="Source_20_Text">2. Requête listant tous les concours et leur(s) catégorie(s) et juges, s’il y en a </text:span></text:p>
      <text:p text:style-name="Preformatted_20_Text"><text:span text:style-name="Source_20_Text">SELECT CON_nomConcours,GROUP_CONCAT(DISTINCT CAT_nomCategorie SEPARATOR " - ") AS Categories, GROUP_CONCAT(COM_nom," ",COM_prenom SEPARATOR " - ") AS Juges </text:span></text:p>
      <text:p text:style-name="Preformatted_20_Text"><text:span text:style-name="Source_20_Text">FROM T_CONCOURS_CON </text:span></text:p>
      <text:p text:style-name="Preformatted_20_Text"><text:span text:style-name="Source_20_Text">LEFT JOIN T_PARTITIONNEE_PAR USING(CON_idConcours) </text:span></text:p>
      <text:p text:style-name="Preformatted_20_Text"><text:span text:style-name="Source_20_Text">LEFT JOIN T_CATEGORIE_CAT USING(CAT_idCategorie) </text:span></text:p>
      <text:p text:style-name="Preformatted_20_Text"><text:span text:style-name="Source_20_Text">LEFT JOIN T_JUGE_JUG USING(CON_idConcours)</text:span></text:p>
      <text:p text:style-name="Preformatted_20_Text"><text:span text:style-name="Source_20_Text">LEFT JOIN T_JURY_JUR USING(JUR_idCompteJury)</text:span></text:p>
      <text:p text:style-name="Preformatted_20_Text"><text:span text:style-name="Source_20_Text">LEFT JOIN T_COMPTE_COM ON T_JURY_JUR.JUR_idCompteJury=T_COMPTE_COM.COM_idCompte</text:span></text:p>
      <text:p text:style-name="Preformatted_20_Text"><text:span text:style-name="Source_20_Text">GROUP BY CON_nomConcours;</text:span></text:p>
      <text:p text:style-name="Preformatted_20_Text"/>
      <text:p text:style-name="Preformatted_20_Text"><text:span text:style-name="Source_20_Text">3. Requête permettant à l’administrateur connecté l’insertion d’un concours et de ses données générales</text:span></text:p>
      <text:p text:style-name="Preformatted_20_Text"><text:span text:style-name="Source_20_Text">INSERT INTO T_CONCOURS_CON VALUES (NULL,"nom",'2024-10-20',10,10,10,"2024",2,"image","description");</text:span></text:p>
      <text:p text:style-name="Preformatted_20_Text"/>
      <text:p text:style-name="Preformatted_20_Text"><text:span text:style-name="Source_20_Text">-------------------------------------------------------------------------------------------------------</text:span></text:p>
      <text:p text:style-name="Preformatted_20_Text"><text:span text:style-name="Source_20_Text">4. Requête permettant à l’administrateur connecté de modifier les données générales d’un concours (ex : son petit texte introductif) </text:span></text:p>
      <text:p text:style-name="Preformatted_20_Text"><text:span text:style-name="Source_20_Text">UPDATE T_CONCOURS_CON SET CON_description="des" WHERE CON_idConcours AND ADM_idCompteAdmin=2;</text:span></text:p>
      <text:p text:style-name="Preformatted_20_Text"/>
      <text:p text:style-name="Preformatted_20_Text"><text:span text:style-name="Source_20_Text">5. Requête(s) permettant à l’administrateur connecté de supprimer l’un de ses concours non démarré et les données associées </text:span></text:p>
      <text:p text:style-name="Preformatted_20_Text"><text:soft-page-break/><text:span text:style-name="Source_20_Text">-DELETE FROM T_MESSAGE_MES WHERE MES_idMessage IN (SELECT MES_idMessage FROM T_MESSAGE_MES JOIN T_DISCUSSION_DIS USING(DIS_idDiscussion)JOIN T_CONCOURS_CON USING (CON_idConcours) WHERE CON_dateDebut&gt;CURDATE()); <text:s text:c="46"/></text:span></text:p>
      <text:p text:style-name="Preformatted_20_Text"><text:span text:style-name="Source_20_Text">-DELETE FROM T_DISCUSSION_DIS WHERE DIS_idDiscussion IN (SELECT DIS_idDiscussion FROM T_DISCUSSION_DIS JOIN T_CONCOURS_CON USING (CON_idConcours) WHERE CON_dateDebut&gt;CURDATE()); <text:s text:c="49"/>-DELETE FROM T_PARTITIONNEE_PAR WHERE CON_idConcours AND CON_idConcours IN (SELECT CON_idConcours FROM T_CONCOURS_CON WHERE CON_dateDebut&gt;CURDATE());</text:span></text:p>
      <text:p text:style-name="Preformatted_20_Text"><text:span text:style-name="Source_20_Text">-DELETE FROM T_CONCOURS_CON WHERE CON_idConcours=4 AND CON_idConcours IN (SELECT CON_idConcours FROM T_CONCOURS_CON WHERE CON_dateDebut&gt;CURDATE());</text:span></text:p>
      <text:p text:style-name="Preformatted_20_Text"/>
      <text:p text:style-name="Preformatted_20_Text"><text:span text:style-name="Source_20_Text">6. Requête listant les concours qui ne sont plus liés à un administrateur OU requête listant les concours liés à un profil administrateur désactivé </text:span></text:p>
      <text:p text:style-name="Preformatted_20_Text"><text:span text:style-name="Source_20_Text">SELECT CON_nomConcours FROM T_CONCOURS_CON JOIN T_ADMIN_ADM USING(ADM_idCompteAdmin) JOIN T_COMPTE_COM ON T_ADMIN_ADM.ADM_idCompteAdmin=T_COMPTE_COM.COM_idCompte WHERE COM_etat='D';</text:span></text:p>
      <text:p text:style-name="Preformatted_20_Text"/>
      <text:p text:style-name="Preformatted_20_Text"><text:span text:style-name="Source_20_Text">7. Requêtes de gestion CRUD d’une discipline par un administrateur connecté </text:span></text:p>
      <text:p text:style-name="Preformatted_20_Text"><text:span text:style-name="Source_20_Text">SELECT DISTINCT JUR_disciplineExperte FROM T_JURY_JUR;</text:span></text:p>
      <text:p text:style-name="Preformatted_20_Text"/>
      <text:p text:style-name="Preformatted_20_Text"><text:span text:style-name="Source_20_Text">8. Requête listant toutes les catégories qui existent </text:span></text:p>
      <text:p text:style-name="Preformatted_20_Text"><text:span text:style-name="Source_20_Text">SELECT CAT_nomCategorie FROM T_CATEGORIE_CAT;</text:span></text:p>
      <text:p text:style-name="Preformatted_20_Text"/>
      <text:p text:style-name="Preformatted_20_Text"><text:span text:style-name="Source_20_Text">9. Requête d’ajout des données d’une catégorie </text:span></text:p>
      <text:p text:style-name="Preformatted_20_Text"><text:span text:style-name="Source_20_Text">INSERT INTO T_CATEGORIE_CAT VALUES(NULL,"nom");</text:span></text:p>
      <text:p text:style-name="Preformatted_20_Text"/>
      <text:p text:style-name="Preformatted_20_Text"><text:span text:style-name="Source_20_Text">10. Requête de modification d’une catégorie </text:span></text:p>
      <text:p text:style-name="Preformatted_20_Text"><text:span text:style-name="Source_20_Text">UPDATE T_CATEGORIE_CAT SET CAT_nomCategorie="nom2" WHERE CAT_idCategorie=4;</text:span></text:p>
      <text:p text:style-name="Preformatted_20_Text"/>
      <text:p text:style-name="Preformatted_20_Text"><text:span text:style-name="Source_20_Text">11. Requête(s) de suppression d’une catégorie </text:span></text:p>
      <text:p text:style-name="Preformatted_20_Text"><text:span text:style-name="Source_20_Text">DELETE FROM T_CATEGORIE_CAT WHERE CAT_idCategorie=4;</text:span></text:p>
      <text:p text:style-name="Preformatted_20_Text"/>
      <text:p text:style-name="Preformatted_20_Text"><text:span text:style-name="Source_20_Text">12. Requête permettant d’associer une catégorie (/ un membre du jury / [[ une discipline ]]) à un concours qui n’a pas encore débuté </text:span></text:p>
      <text:p text:style-name="Preformatted_20_Text"><text:span text:style-name="Source_20_Text">SELECT ajout_categorie(14,2);</text:span></text:p>
      <text:p text:style-name="Preformatted_20_Text"/>
      <text:p text:style-name="Preformatted_20_Text"><text:span text:style-name="Source_20_Text">13. Requête permettant de retirer (!!) une catégorie (/ un membre du jury / [[ une discipline ]]) associée à un concours qui n’a pas encore débuté</text:span></text:p>
      <text:p text:style-name="Preformatted_20_Text"><text:span text:style-name="Source_20_Text">-DELETE FROM T_PARTITIONNEE_PAR WHERE CON_idConcours=14 AND CAT_idCategorie=2 AND CON_idConcours IN(SELECT CON_idConcours FROM T_CONCOURS_CON WHERE CON_dateDebut&gt;CURDATE());</text:span></text:p>
      <text:p text:style-name="P1"><text:span text:style-name="Source_20_Text">-DELETE FROM T_JUGE_JUG WHERE CON_idConcours=14 AND JUR_idCompteJury=14 AND CON_idConcours IN(SELECT CON_idConcours FROM T_CONCOURS_CON WHERE CON_dateDebut&gt;CURDATE());</text:span></text:p>
      <text:p text:style-name="Preformatted_20_Text"><text:span text:style-name="Source_20_Text">SUJETS/MESSAGES</text:span></text:p>
      <text:p text:style-name="Preformatted_20_Text"><text:span text:style-name="Source_20_Text">1. Requête listant tous les sujets d’un concours (ID connu) + messages éventuels</text:span></text:p>
      <text:p text:style-name="Preformatted_20_Text"><text:span text:style-name="Source_20_Text">SELECT MES_texteMessage, MES_dateEnvoie, DIS_titreDiscussion FROM T_DISCUSSION_DIS JOIN T_MESSAGE_MES USING(DIS_idDiscussion) WHERE CON_idConcours=1;</text:span></text:p>
      <text:p text:style-name="Preformatted_20_Text"/>
      <text:p text:style-name="Preformatted_20_Text"><text:span text:style-name="Source_20_Text">2. Requête listant tous les sujets classés par concours connaissant l’ID du juge connecté </text:span></text:p>
      <text:p text:style-name="Preformatted_20_Text"><text:span text:style-name="Source_20_Text">SELECT MES_texteMessage, MES_dateEnvoie, DIS_titreDiscussion FROM T_DISCUSSION_DIS JOIN T_MESSAGE_MES USING(DIS_idDiscussion) WHERE phase_actuelle(CON_idConcours)="inscriptions" AND JUR_idCompteJury=3;</text:span></text:p>
      <text:p text:style-name="Preformatted_20_Text"/>
      <text:p text:style-name="Preformatted_20_Text"><text:span text:style-name="Source_20_Text">3. Requête permettant au membre du jury connecté d’ajouter un sujet </text:span></text:p>
      <text:p text:style-name="Preformatted_20_Text"><text:span text:style-name="Source_20_Text">INSERT INTO T_DISCUSSION_DIS VALUES(NULL,"titre",14);</text:span></text:p>
      <text:p text:style-name="Preformatted_20_Text"/>
      <text:p text:style-name="Preformatted_20_Text"><text:span text:style-name="Source_20_Text">4. Requête permettant au membre du jury connecté de modifier un sujet </text:span></text:p>
      <text:p text:style-name="Preformatted_20_Text"><text:span text:style-name="Source_20_Text">UPDATE T_DISCUSSION_DIS SET DIS_titreDiscussion="titre2" WHERE DIS_idDiscussion=4;</text:span></text:p>
      <text:p text:style-name="Preformatted_20_Text"><text:soft-page-break/></text:p>
      <text:p text:style-name="Preformatted_20_Text"><text:span text:style-name="Source_20_Text">5. Requête(s) permettant au membre du jury connecté de supprimer un sujet </text:span></text:p>
      <text:p text:style-name="Preformatted_20_Text"><text:span text:style-name="Source_20_Text">DELETE FROM T_DISCUSSION_DIS WHERE DIS_idDiscussion=4;</text:span></text:p>
      <text:p text:style-name="Preformatted_20_Text"/>
      <text:p text:style-name="Preformatted_20_Text"><text:span text:style-name="Source_20_Text">6. Requête permettant au juge connecté d’ajouter un message à un sujet particulier </text:span></text:p>
      <text:p text:style-name="Preformatted_20_Text"><text:span text:style-name="Source_20_Text">INSERT INTO T_MESSAGE_MES VALUES(NULL,"texte",CURDATE(),4,4,'A');</text:span></text:p>
      <text:p text:style-name="Preformatted_20_Text"/>
      <text:p text:style-name="Preformatted_20_Text"><text:span text:style-name="Source_20_Text">7. Requête permettant au membre du jury connecté de lister tous ses messages classés par sujet </text:span></text:p>
      <text:p text:style-name="Preformatted_20_Text"><text:span text:style-name="Source_20_Text">SELECT MES_texteMessage,DIS_titreDiscussion FROM T_MESSAGE_MES JOIN T_DISCUSSION_DIS USING(DIS_idDiscussion) WHERE JUR_idCompteJury=4 ORDER BY DIS_idDiscussion;</text:span></text:p>
      <text:p text:style-name="Preformatted_20_Text"/>
      <text:p text:style-name="Preformatted_20_Text"><text:span text:style-name="Source_20_Text">8. Requête permettant au juge connecté de modifier un de ses messages </text:span></text:p>
      <text:p text:style-name="Preformatted_20_Text"><text:span text:style-name="Source_20_Text">UPDATE T_MESSAGE_MES SET MES_texteMessage="texte2" WHERE MES_idMessage=3;</text:span></text:p>
      <text:p text:style-name="Preformatted_20_Text"/>
      <text:p text:style-name="Preformatted_20_Text"><text:span text:style-name="Source_20_Text">9. Requête permettant au juge connecté de supprimer un de ses messages</text:span></text:p>
      <text:p text:style-name="P1"><text:span text:style-name="Source_20_Text">DELETE FROM T_MESSAGE_MES WHERE MES_idMessage=3;</text:span></text:p>
      <text:p text:style-name="Preformatted_20_Text"><text:span text:style-name="Source_20_Text">PRE-SELECTION CANDIDATS ET SELECTION FINALISTES</text:span></text:p>
      <text:p text:style-name="Preformatted_20_Text"><text:span text:style-name="Source_20_Text">1. Requête donnant la liste des concours démarrés qui n’ont pas encore enregistré d’inscription </text:span></text:p>
      <text:p text:style-name="Preformatted_20_Text"><text:span text:style-name="Source_20_Text">SELECT DISTINCT CON_nomConcours, COUNT(CAN_idCandidature) FROM T_CONCOURS_CON JOIN T_CANDIDATURE_CAN USING(CON_idConcours) WHERE CON_dateDebut&lt;CURDATE() GROUP BY CON_idConcours HAVING COUNT(CAN_idCandidature)=0;</text:span></text:p>
      <text:p text:style-name="Preformatted_20_Text"/>
      <text:p text:style-name="Preformatted_20_Text"><text:span text:style-name="Source_20_Text">2. Requête listant toutes les candidatures classées par concours </text:span></text:p>
      <text:p text:style-name="Preformatted_20_Text"><text:span text:style-name="Source_20_Text">SELECT DISTINCT CON_nomConcours, CAN_nomCandidat,CAN_prenomCandidat FROM T_CONCOURS_CON JOIN T_CANDIDATURE_CAN USING(CON_idConcours) ORDER BY CON_idConcours;</text:span></text:p>
      <text:p text:style-name="Preformatted_20_Text"/>
      <text:p text:style-name="Preformatted_20_Text"><text:span text:style-name="Source_20_Text">3. Requête listant toutes les candidatures pour un concours particulier </text:span></text:p>
      <text:p text:style-name="Preformatted_20_Text"><text:span text:style-name="Source_20_Text">SELECT DISTINCT CON_nomConcours, CAN_nomCandidat,CAN_prenomCandidat FROM T_CONCOURS_CON JOIN T_CANDIDATURE_CAN USING(CON_idConcours) WHERE CON_idConcours=1;</text:span></text:p>
      <text:p text:style-name="Preformatted_20_Text"/>
      <text:p text:style-name="Preformatted_20_Text"><text:span text:style-name="Source_20_Text">4. Requête listant toutes les candidatures par catégorie pour un concours particulier </text:span></text:p>
      <text:p text:style-name="Preformatted_20_Text"><text:span text:style-name="Source_20_Text">SELECT DISTINCT CON_nomConcours,CAT_nomCategorie, CAN_nomCandidat,CAN_prenomCandidat FROM T_CONCOURS_CON JOIN T_CANDIDATURE_CAN USING(CON_idConcours) JOIN T_CATEGORIE_CAT USING(CAT_idCategorie) WHERE CON_idConcours=1 ORDER BY CAT_idCategorie;</text:span></text:p>
      <text:p text:style-name="Preformatted_20_Text"/>
      <text:p text:style-name="Preformatted_20_Text"><text:span text:style-name="Source_20_Text">5. Requête listant les candidatures d’un concours particulier selon leur état </text:span></text:p>
      <text:p text:style-name="Preformatted_20_Text"><text:span text:style-name="Source_20_Text">SELECT CAN_nomCandidat,CAN_prenomCandidat,CAN_etat FROM T_CANDIDATURE_CAN WHERE CON_idConcours=1 ORDER BY CAN_etat;</text:span></text:p>
      <text:p text:style-name="Preformatted_20_Text"/>
      <text:p text:style-name="Preformatted_20_Text"><text:span text:style-name="Source_20_Text">6. Requête donnant la liste des candidatures faites non pré-sélectionnées pour un concours particulier en phase de pré-sélection </text:span></text:p>
      <text:p text:style-name="Preformatted_20_Text"><text:span text:style-name="Source_20_Text">SELECT DISTINCT CON_nomConcours,CAT_nomCategorie, CAN_nomCandidat,CAN_prenomCandidat FROM T_CONCOURS_CON JOIN T_CANDIDATURE_CAN USING(CON_idConcours) JOIN T_CATEGORIE_CAT USING(CAT_idCategorie) WHERE CON_idConcours=1 AND phase_actuelle(CON_idConcours)="présélection" AND CAN_statut='C' ORDER BY CAT_idCategorie;</text:span></text:p>
      <text:p text:style-name="Preformatted_20_Text"/>
      <text:p text:style-name="Preformatted_20_Text"><text:span text:style-name="Source_20_Text">7. Requête (ou code SQL) modifiant l’état d’une candidature (ID connu) </text:span></text:p>
      <text:p text:style-name="Preformatted_20_Text"><text:span text:style-name="Source_20_Text">UPDATE T_CANDIDATURE_CAN SET CAN_etat='D' WHERE CAN_idCandidature=5;</text:span></text:p>
      <text:p text:style-name="Preformatted_20_Text"/>
      <text:p text:style-name="Preformatted_20_Text"><text:span text:style-name="Source_20_Text">8. Requête donnant toutes les informations d’un candidat à partir de son ID (/ou de son code d’inscription au concours)</text:span></text:p>
      <text:p text:style-name="Preformatted_20_Text"><text:span text:style-name="Source_20_Text">-SELECT * FROM T_CANDIDATURE_CAN WHERE CAN_idCandidature=5;</text:span></text:p>
      <text:p text:style-name="Preformatted_20_Text"><text:soft-page-break/><text:span text:style-name="Source_20_Text">-SELECT * FROM T_CANDIDATURE_CAN WHERE CAN_codeInscription="LlKBa=H@uEneuy#Za6oa";</text:span></text:p>
      <text:p text:style-name="Preformatted_20_Text"/>
      <text:p text:style-name="Preformatted_20_Text"><text:span text:style-name="Source_20_Text">-------------------------------------------------------------------------------------------------------</text:span></text:p>
      <text:p text:style-name="Preformatted_20_Text"><text:span text:style-name="Source_20_Text">9. Requête listant toutes les candidatures pré-sélectionnées classées par concours que le membre du jury connecté doit évaluer </text:span></text:p>
      <text:p text:style-name="Preformatted_20_Text"><text:span text:style-name="Source_20_Text">SELECT CAN_nomCandidat,CAN_prenomCandidat FROM T_CANDIDATURE_CAN JOIN T_JUGE_JUG USING(CON_idConcours) JOIN T_JURY_JUR USING(JUR_idCompteJury) WHERE CAN_statut='P' AND JUR_idCompteJury=4;</text:span></text:p>
      <text:p text:style-name="Preformatted_20_Text"/>
      <text:p text:style-name="Preformatted_20_Text"><text:span text:style-name="Source_20_Text">10. Requête pour vérifier si le juge connecté a déjà mis ses 4 points (/ 3 ou 2 points) </text:span></text:p>
      <text:p text:style-name="Preformatted_20_Text"><text:span text:style-name="Source_20_Text">SELECT EVA_note FROM T_EVALUE_EVA WHERE JUR_idCompteJury=4;</text:span></text:p>
      <text:p text:style-name="Preformatted_20_Text"/>
      <text:p text:style-name="Preformatted_20_Text"><text:span text:style-name="Source_20_Text">11. Requête permettant au juge connecté d’attribuer une note à une candidature </text:span></text:p>
      <text:p text:style-name="Preformatted_20_Text"><text:span text:style-name="Source_20_Text">INSERT INTO T_EVALUE_EVA VALUES(4,4,1);</text:span></text:p>
      <text:p text:style-name="Preformatted_20_Text"/>
      <text:p text:style-name="Preformatted_20_Text"><text:span text:style-name="Source_20_Text">12. Requête permettant au juge connecté de modifier sa note pour une candidature </text:span></text:p>
      <text:p text:style-name="Preformatted_20_Text"><text:span text:style-name="Source_20_Text">UPDATE T_EVALUE_EVA SET EVA_note=1 WHERE JUR_idCompteJury=4 AND CAN_idCandidature=4;</text:span></text:p>
      <text:p text:style-name="Preformatted_20_Text"/>
      <text:p text:style-name="Preformatted_20_Text"><text:span text:style-name="Source_20_Text">13. Requête listant tous les candidats finalistes d’un concours (connaissant l’identifiant du membre de jury connecté) et leur(s) points, s’ils en ont, en les classant dans l’ordre décroissant de leurs points (et en ne tenant compte que des notes des juges dont le profil est activé)</text:span></text:p>
      <text:p text:style-name="P1"><text:span text:style-name="Source_20_Text">SELECT CAN_nomCandidat,CAN_prenomCandidat,note(CAN_idCandidature) FROM T_CANDIDATURE_CAN WHERE CON_idConcours=1 AND CAT_idCategorie=1 ORDER BY note(CAN_idCandidature) DESC LIMIT 3 ;</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9:23:55.379333962</meta:creation-date>
    <dc:date>2024-11-19T09:24:43.281270475</dc:date>
    <meta:editing-duration>PT48S</meta:editing-duration>
    <meta:editing-cycles>1</meta:editing-cycles>
    <meta:document-statistic meta:table-count="0" meta:image-count="0" meta:object-count="0" meta:page-count="8" meta:paragraph-count="222" meta:word-count="2314" meta:character-count="22367" meta:non-whitespace-character-count="20116"/>
    <meta:generator>LibreOffice/7.4.7.2$Linux_X86_64 LibreOffice_project/40$Build-2</meta:generator>
  </office:meta>
</office:document-meta>
</file>